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Drahý Vojtěchu,</text:p>
      <text:p text:style-name="Normal">v tento den lásky ti chci připomenout, že sdílené andělské číslo 6 není jen číslem, ale symbolem něčeho hlubšího, co nás spojuje. Pod ochranou archanděla Michaela máme sílu čelit zlým dnům a vyvádět ostatní z krizí, což nás činí silnými a nezastupitelnými. S tebou cítím, že můžeme odhalit pravdu a nastolit spravedlnost, kudy chodíme. Tvoje odvaha a vnímavá duše, odrážející se v tvých činech a slovech, jsou světlu na konci tunelu pro ty, co se nacházejí v temnotách. Naše sdílené číslo nám připomíná, že jsme součástí něčeho většího a že společně můžeme přinést mír a harmonii tam, kde je to nejvíce potřeba. V tento valentýnský den, kdy se srdce spojují, jsem vděčná za to unikátní pouto mezi námi, které nás činí strážci světla a naděje.</text:p>
      <text:p text:style-name="Normal">S láskou, kterou nourí síla archanděla Michaela, přeji, abychom společně kráčeli cestou, která je osvětlena pochodněmi spravedlnosti a pravdy, posilovaní nekonečnou nadějí, kterou v sobě neseme. Jsi nesmírně důležitý pro tento svět, Vojtěchu, a jsem hrdá, že mohu být tvou společnicí na této cestě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